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933cm" fo:margin-left="0.09cm" table:align="left"/>
    </style:style>
    <style:style style:name="Tableau1.A" style:family="table-column">
      <style:table-column-properties style:column-width="16.933cm"/>
    </style:style>
    <style:style style:name="Tableau1.1" style:family="table-row">
      <style:table-row-properties fo:background-color="#f0f0f0">
        <style:background-image/>
      </style:table-row-properties>
    </style:style>
    <style:style style:name="Tableau1.A1" style:family="table-cell">
      <style:table-cell-properties style:vertical-align="middle" fo:background-color="#cccccc" fo:padding="0cm" fo:border="none">
        <style:background-image/>
      </style:table-cell-properties>
    </style:style>
    <style:style style:name="Tableau1.2" style:family="table-row">
      <style:table-row-properties fo:background-color="#ffffff">
        <style:background-image/>
      </style:table-row-properties>
    </style:style>
    <style:style style:name="Tableau1.A2" style:family="table-cell">
      <style:table-cell-properties style:vertical-align="middle" fo:padding="0cm" fo:border="none"/>
    </style:style>
    <style:style style:name="Tableau1.A4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paragraph-rsid="0006bffc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6bffc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83e33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dce25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a46c6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ec733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paragraph-rsid="0006bffc" style:font-weight-asian="bold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rsid="000e3e9c" officeooo:paragraph-rsid="000a46c6" style:font-weight-asian="bold" style:font-weight-complex="bold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rsid="000ec733" officeooo:paragraph-rsid="000ec733" style:font-weight-asian="bold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rsid="000abe02" officeooo:paragraph-rsid="000abe02" style:font-weight-asian="bold" style:font-weight-complex="bold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normal" officeooo:rsid="000abe02" officeooo:paragraph-rsid="000abe02" style:font-weight-asian="normal" style:font-weight-complex="normal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normal" officeooo:rsid="000dce25" officeooo:paragraph-rsid="000dce25" style:font-weight-asian="normal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normal" officeooo:rsid="00208a50" officeooo:paragraph-rsid="000f20db" style:font-weight-asian="normal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normal" officeooo:rsid="000f20db" officeooo:paragraph-rsid="000f20db" style:font-weight-asian="normal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normal" officeooo:rsid="001c9e66" officeooo:paragraph-rsid="000f20db" style:font-weight-asian="normal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normal" officeooo:rsid="001a0c1e" officeooo:paragraph-rsid="000f20db" style:font-weight-asian="normal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0bfd7f" officeooo:paragraph-rsid="000bfd7f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0dce25" officeooo:paragraph-rsid="000dce25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officeooo:paragraph-rsid="0006bffc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normal" officeooo:rsid="00167311" officeooo:paragraph-rsid="00167311" style:font-weight-asian="normal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ec733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rsid="000ec733" officeooo:paragraph-rsid="000ec733" style:font-weight-asian="bold" style:font-weight-complex="bold"/>
    </style:style>
    <style:style style:name="T1" style:family="text">
      <style:text-properties officeooo:rsid="0016bc0b"/>
    </style:style>
    <style:style style:name="T2" style:family="text">
      <style:text-properties officeooo:rsid="000bfd7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fd7f" style:font-weight-asian="bold" style:font-weight-complex="bold"/>
    </style:style>
    <style:style style:name="T5" style:family="text">
      <style:text-properties fo:font-weight="bold" officeooo:rsid="000dce25" style:font-weight-asian="bold" style:font-weight-complex="bold"/>
    </style:style>
    <style:style style:name="T6" style:family="text">
      <style:text-properties fo:font-weight="bold" officeooo:rsid="000acec0" style:font-weight-asian="bold" style:font-weight-complex="bold"/>
    </style:style>
    <style:style style:name="T7" style:family="text">
      <style:text-properties fo:font-weight="bold" officeooo:rsid="000e3e9c" style:font-weight-asian="bold" style:font-weight-complex="bold"/>
    </style:style>
    <style:style style:name="T8" style:family="text">
      <style:text-properties fo:font-weight="bold" officeooo:rsid="000ec733" style:font-weight-asian="bold" style:font-weight-complex="bold"/>
    </style:style>
    <style:style style:name="T9" style:family="text">
      <style:text-properties fo:font-weight="bold" officeooo:rsid="0011932a" style:font-weight-asian="bold" style:font-weight-complex="bold"/>
    </style:style>
    <style:style style:name="T10" style:family="text">
      <style:text-properties fo:font-weight="bold" officeooo:rsid="00083e33" style:font-weight-asian="bold" style:font-weight-complex="bold"/>
    </style:style>
    <style:style style:name="T11" style:family="text">
      <style:text-properties fo:font-weight="bold" officeooo:rsid="0019843a" style:font-weight-asian="bold" style:font-weight-complex="bold"/>
    </style:style>
    <style:style style:name="T12" style:family="text">
      <style:text-properties officeooo:rsid="000d7f11"/>
    </style:style>
    <style:style style:name="T13" style:family="text">
      <style:text-properties officeooo:rsid="000dce25"/>
    </style:style>
    <style:style style:name="T14" style:family="text">
      <style:text-properties officeooo:rsid="000ec73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ec733" style:font-weight-asian="normal" style:font-weight-complex="normal"/>
    </style:style>
    <style:style style:name="T17" style:family="text">
      <style:text-properties fo:font-weight="normal" officeooo:rsid="000f20db" style:font-weight-asian="normal" style:font-weight-complex="normal"/>
    </style:style>
    <style:style style:name="T18" style:family="text">
      <style:text-properties fo:font-weight="normal" officeooo:rsid="0019843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Strong_20_Emphasis">Cas n° </text:span><text:span text:style-name="Strong_20_Emphasis"><text:span text:style-name="T2">1</text:span></text:span></text:p>
            <text:p text:style-name="P7"><text:bookmark text:name="r-2111854"/>Nom : <text:span text:style-name="T2">Commander – Client – vendeur comptoir (Cas d’utilisation – Gestion commande)</text:span></text:p>
            <text:p text:style-name="P2"><text:bookmark text:name="r-2111855"/><text:span text:style-name="Strong_20_Emphasis">Acteur(s) : </text:span><text:span text:style-name="Strong_20_Emphasis"><text:span text:style-name="T2">Le client – vendeur comptoir</text:span></text:span><text:line-break/><text:span text:style-name="Strong_20_Emphasis">Description : </text:span><text:span text:style-name="Strong_20_Emphasis"><text:span text:style-name="T2">Cycle de la commande </text:span></text:span><text:line-break/><text:span text:style-name="Strong_20_Emphasis">Auteur :</text:span> <text:span text:style-name="T1">Jean-Martial LE MAGOROU</text:span><text:line-break/><text:span text:style-name="Strong_20_Emphasis">Date(s) : </text:span><text:span text:style-name="Strong_20_Emphasis"><text:span text:style-name="T2">23/03/2020</text:span></text:span></text:p>
            <text:p text:style-name="P3"><text:bookmark text:name="r-2130207"/><text:span text:style-name="Strong_20_Emphasis">Pré-conditions : </text:span><text:span text:style-name="Strong_20_Emphasis"><text:span text:style-name="T2">Le client est connecté au système</text:span></text:span></text:p>
            <text:p text:style-name="P3"><text:span text:style-name="Strong_20_Emphasis">Démarrage : </text:span><text:span text:style-name="Strong_20_Emphasis"><text:span text:style-name="T2">Le client a</text:span></text:span><text:span text:style-name="Strong_20_Emphasis"><text:span text:style-name="T4"> demand</text:span></text:span><text:span text:style-name="Strong_20_Emphasis"><text:span text:style-name="T9">é</text:span></text:span><text:span text:style-name="Strong_20_Emphasis"><text:span text:style-name="T4"> le </text:span></text:span><text:span text:style-name="Strong_20_Emphasis"><text:span text:style-name="T2">chargement de la page de consultation des pizzas disponibles</text:span></text:span></text:p>
          </table:table-cell>
        </table:table-row>
        <table:table-row table:style-name="Tableau1.2">
          <table:table-cell table:style-name="Tableau1.A4" office:value-type="string">
            <text:p text:style-name="P2"><text:span text:style-name="Strong_20_Emphasis">DESCRIPTION</text:span></text:p>
            <text:p text:style-name="P2"><text:bookmark text:name="r-2111859"/><text:span text:style-name="Strong_20_Emphasis">Le scénario nominal</text:span></text:p>
            <text:p text:style-name="P2"><text:bookmark text:name="r-2111860"/>1. - <text:span text:style-name="T4">Le système</text:span><text:span text:style-name="T2"> fait appel au cas d’utilisation interne « Gestion Commande - Choisir pizza disponible »</text:span></text:p>
            <text:p text:style-name="P17">2. - <text:span text:style-name="T12">Le client valide la pizza à commander</text:span></text:p>
            <text:p text:style-name="P18">3. – <text:span text:style-name="T3">Le système </text:span>fait appel au cas d’utilisation interne « Gestion administrative – Gérer stocks »</text:p>
            <text:p text:style-name="P18">4. - <text:span text:style-name="T3">Le système</text:span> fait appel au cas d’utilisation interne « Gestion Commande – Choisir mode de règlement »</text:p>
            <text:p text:style-name="P4"><text:span text:style-name="T13">5. - </text:span><text:span text:style-name="T5">Le système </text:span><text:span text:style-name="T13">fait appel au système externe « système de paiement »</text:span></text:p>
            <text:p text:style-name="P18">6. - <text:span text:style-name="T3">Le système</text:span> enregistre la commande</text:p>
            <text:p text:style-name="P18">7.- <text:span text:style-name="T3">Le système </text:span>affiche un récapitulatif de la commande</text:p>
            <text:p text:style-name="P18"/>
            <text:p text:style-name="P5"><text:span text:style-name="T6">Le</text:span><text:span text:style-name="T7">(s)</text:span><text:span text:style-name="T6"> scénario</text:span><text:span text:style-name="T7">(s)</text:span><text:span text:style-name="T6"> alternatif</text:span><text:span text:style-name="T7">(s)</text:span></text:p>
            <text:p text:style-name="P12">2a – Le client sort sans commander</text:p>
            <text:p text:style-name="P12">6a – Le client sélectionne règlement comptoir ou à la livraison </text:p>
            <text:p text:style-name="P12"/>
            <text:p text:style-name="P8">Le(s) scénario(s) d’exception</text:p>
            <text:p text:style-name="P12">5a – Échec au règlement CB sur site. <text:span text:style-name="T8">Le système </text:span><text:span text:style-name="T14">affiche un message informatif pour règlement à la livraison.</text:span></text:p>
            <text:p text:style-name="P20">5b – Règlement au comptoir en cash</text:p>
            <text:p text:style-name="P12">6a – Échec <text:span text:style-name="T14">en</text:span>regi<text:span text:style-name="T14">s</text:span>trement définitif de la commande<text:bookmark text:name="r-2111866"/><text:bookmark text:name="r-2111865"/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Strong_20_Emphasis">F</text:span><text:span text:style-name="Strong_20_Emphasis"><text:span text:style-name="T9">IN</text:span></text:span><text:span text:style-name="Strong_20_Emphasis"> :</text:span></text:p>
            <text:p text:style-name="P9"><text:span text:style-name="Strong_20_Emphasis">Scenario nominal : </text:span></text:p>
            <text:p text:style-name="P9"><text:span text:style-name="Strong_20_Emphasis"><text:s text:c="8"/>- </text:span><text:span text:style-name="Strong_20_Emphasis"><text:span text:style-name="T15">Aux points 2 et 7 sur décision utilisateur</text:span></text:span></text:p>
            <text:p text:style-name="P9"><text:span text:style-name="Strong_20_Emphasis"><text:span text:style-name="T3">Scenario d’exception : </text:span></text:span></text:p>
            <text:p text:style-name="P9"><text:span text:style-name="Strong_20_Emphasis"><text:span text:style-name="T3"><text:s text:c="7"/></text:span></text:span><text:span text:style-name="Strong_20_Emphasis"><text:span text:style-name="T15">- <text:s/></text:span></text:span><text:span text:style-name="Strong_20_Emphasis"><text:span text:style-name="T18">Au point 5 → Le client abandonne la commande</text:span></text:span></text:p>
            <text:p text:style-name="P19"><text:soft-page-break/><text:s text:c="8"/>- <text:span text:style-name="T14">Au point 6 → Échec enregistrement commande </text:span></text:p>
          </table:table-cell>
        </table:table-row>
        <table:table-row table:style-name="Tableau1.2">
          <table:table-cell table:style-name="Tableau1.A4" office:value-type="string">
            <text:p text:style-name="P6"><text:span text:style-name="Strong_20_Emphasis">P</text:span><text:span text:style-name="Strong_20_Emphasis"><text:span text:style-name="T9">OST-CONDITIONS</text:span></text:span><text:span text:style-name="Strong_20_Emphasis"> :</text:span></text:p>
            <text:p text:style-name="P6"><text:bookmark text:name="r-21119001"/><text:bookmark text:name="r-21579131"/><text:bookmark text:name="r-21119031"/><text:span text:style-name="Strong_20_Emphasis">Scénario nominal : </text:span></text:p>
            <text:p text:style-name="P6"><text:span text:style-name="Strong_20_Emphasis"><text:s text:c="8"/></text:span><text:span text:style-name="Strong_20_Emphasis"><text:span text:style-name="T15">- </text:span></text:span><text:span text:style-name="Strong_20_Emphasis"><text:span text:style-name="T16">La commande a bien été enregistrée dans le système.</text:span></text:span></text:p>
            <text:p text:style-name="P6"><text:span text:style-name="Strong_20_Emphasis"><text:span text:style-name="T16">Scenario d’exception : </text:span></text:span></text:p>
            <text:p text:style-name="P6"><text:span text:style-name="Strong_20_Emphasis"><text:span text:style-name="T16"><text:s text:c="8"/>- </text:span></text:span><text:span text:style-name="Strong_20_Emphasis"><text:span text:style-name="T17">Le système affiche un message invitant le client à appeler la magasin </text:span></text:span></text:p>
          </table:table-cell>
        </table:table-row>
        <table:table-row table:style-name="Tableau1.2">
          <table:table-cell table:style-name="Tableau1.A1" office:value-type="string">
            <text:p text:style-name="P3"><text:span text:style-name="T9">COMPLÉMENTS</text:span><text:span text:style-name="T10">: </text:span></text:p>
            <text:p text:style-name="P10">Ergonomie : </text:p>
            <text:p text:style-name="P13">1 – message d’erreurs → pop ups modales</text:p>
            <text:p text:style-name="P14">2 – La liste des pizzas doit être accompagnée d’une photo et des ingrédients la composant</text:p>
            <text:p text:style-name="P10">Problèmes non résolus : </text:p>
            <text:p text:style-name="P14">1 – Le client sort en cours de commande → Doit on conserver le panier et si oui combien de temps (Attention aux ingrédients bloqués)</text:p>
            <text:p text:style-name="P16">2 – Comment traiter erreur de règlement si le client n’appelle pas ou ne valide pas le règlement à la livraison ?</text:p>
            <text:p text:style-name="P15">3 – Traiter la possibilité de rajouter/supprimer des ingrédients ?</text:p>
            <text:p text:style-name="P14">4 – Voir la possibilité de rechercher les pizzas par ingrédient.</text:p>
            <text:p text:style-name="P10">Contraintes techniques ou autres : </text:p>
            <text:p text:style-name="P14">1 – Les photos seront les plus légères possible.</text:p>
            <text:p text:style-name="P14">2 – Elles n’apparaîtront pas dans une configuration « basse résolution »</text:p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1-29T16:02:57.071354219</meta:creation-date>
    <dc:date>2020-03-24T18:04:28.629551302</dc:date>
    <meta:editing-duration>PT42M7S</meta:editing-duration>
    <meta:editing-cycles>10</meta:editing-cycles>
    <meta:generator>LibreOffice/6.3.5.2$Linux_X86_64 LibreOffice_project/30$Build-2</meta:generator>
    <meta:document-statistic meta:table-count="1" meta:image-count="0" meta:object-count="0" meta:page-count="2" meta:paragraph-count="44" meta:word-count="387" meta:character-count="2365" meta:non-whitespace-character-count="1950"/>
  </office:meta>
</office:document-meta>
</file>